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c881" officeooo:paragraph-rsid="0014c88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 Ivo,</text:p>
      <text:p text:style-name="P1"/>
      <text:p text:style-name="P1">I've been working on the pigeon computer model here, and have made some pretty good progress thus far. At this point, we think it makes sense to try to integrate as much “real-life” data from the pigeon as possible, so that we can make the simulations as realistic as we can. I've attached a list of measurements that would really help us out, including some physical dimensions, masses (which we got from your previous paper, but just wanted to confirm), joint-damping measurements, and aerodynamic characteristics of the bird. Additionally, if it would be at all possible to get a good top/front/side set of pictures of the bird with it's wings out, that could help us make sure the wing areas and shapes are correct. It's fine if you can't get to all of this immediately, but if you have the chance to record even some of these, that would be immensely helpful. Thanks!</text:p>
      <text:p text:style-name="P1"/>
      <text:p text:style-name="P1">Conn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8T14:40:27.180511490</meta:creation-date>
    <dc:date>2014-07-08T14:46:47.388897104</dc:date>
    <meta:editing-duration>P0D</meta:editing-duration>
    <meta:editing-cycles>1</meta:editing-cycles>
    <meta:document-statistic meta:table-count="0" meta:image-count="0" meta:object-count="0" meta:page-count="1" meta:paragraph-count="3" meta:word-count="156" meta:character-count="885" meta:non-whitespace-character-count="732"/>
    <meta:generator>LibreOffice/4.2.3.3$Linux_X86_64 LibreOffice_project/420m0$Build-3</meta:generator>
  </office:meta>
</office:document-meta>
</file>